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family-generic="roman"/>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text-properties fo:language="fr" fo:country="FR"/>
    </style:style>
    <style:style style:name="P2" style:family="paragraph" style:parent-style-name="Text_20_body">
      <style:paragraph-properties fo:margin-top="0cm" fo:margin-bottom="0cm" style:contextual-spacing="false" fo:text-align="center" style:justify-single-word="false"/>
      <style:text-properties style:font-name="Times New Roman" fo:font-size="14pt" style:font-size-asian="14pt" style:font-size-complex="14pt"/>
    </style:style>
    <style:style style:name="P3" style:family="paragraph" style:parent-style-name="Text_20_body">
      <style:paragraph-properties fo:margin-top="0cm" fo:margin-bottom="0cm" style:contextual-spacing="false"/>
      <style:text-properties style:font-name="Times New Roman" fo:font-size="12pt" style:font-size-asian="12pt" style:font-size-complex="12pt"/>
    </style:style>
    <style:style style:name="P4" style:family="paragraph" style:parent-style-name="Text_20_body">
      <style:paragraph-properties fo:margin-top="0cm" fo:margin-bottom="0cm" style:contextual-spacing="false"/>
      <style:text-properties style:font-name="Times New Roman" fo:font-size="12pt" officeooo:rsid="003a76d4" officeooo:paragraph-rsid="003992f7" style:font-size-asian="12pt" style:font-size-complex="12pt"/>
    </style:style>
    <style:style style:name="P5" style:family="paragraph" style:parent-style-name="Text_20_body">
      <style:paragraph-properties fo:margin-top="0cm" fo:margin-bottom="0cm" style:contextual-spacing="false"/>
      <style:text-properties style:font-name="Times New Roman" fo:font-size="12pt" officeooo:rsid="0045af5e" officeooo:paragraph-rsid="0045af5e" style:font-size-asian="12pt" style:font-size-complex="12pt"/>
    </style:style>
    <style:style style:name="P6" style:family="paragraph" style:parent-style-name="Text_20_body">
      <style:paragraph-properties fo:margin-top="0cm" fo:margin-bottom="0cm" style:contextual-spacing="false"/>
      <style:text-properties style:font-name="Times New Roman" fo:font-size="12pt" officeooo:rsid="004698f6" officeooo:paragraph-rsid="004698f6" style:font-size-asian="12pt" style:font-size-complex="12pt"/>
    </style:style>
    <style:style style:name="P7" style:family="paragraph" style:parent-style-name="Text_20_body">
      <style:paragraph-properties fo:margin-top="0cm" fo:margin-bottom="0cm" style:contextual-spacing="false" fo:text-align="justify" style:justify-single-word="false"/>
      <style:text-properties style:font-name="Times New Roman" fo:font-size="12pt" officeooo:rsid="004698f6" officeooo:paragraph-rsid="004698f6" style:font-size-asian="12pt" style:font-size-complex="12pt"/>
    </style:style>
    <style:style style:name="P8" style:family="paragraph" style:parent-style-name="Text_20_body">
      <style:paragraph-properties fo:margin-top="0cm" fo:margin-bottom="0cm" style:contextual-spacing="false"/>
      <style:text-properties style:font-name="Times New Roman" fo:font-size="12pt" officeooo:rsid="003a76d4" officeooo:paragraph-rsid="0048a2db" style:font-size-asian="12pt" style:font-size-complex="12pt"/>
    </style:style>
    <style:style style:name="P9" style:family="paragraph" style:parent-style-name="Text_20_body">
      <style:paragraph-properties fo:margin-top="0cm" fo:margin-bottom="0cm" style:contextual-spacing="false"/>
      <style:text-properties style:font-name="Times New Roman" fo:font-size="12pt" officeooo:rsid="003a76d4" officeooo:paragraph-rsid="004f07d0" style:font-size-asian="12pt" style:font-size-complex="12pt"/>
    </style:style>
    <style:style style:name="P10" style:family="paragraph" style:parent-style-name="Text_20_body">
      <style:paragraph-properties fo:margin-top="0cm" fo:margin-bottom="0cm" style:contextual-spacing="false"/>
      <style:text-properties style:font-name="Times New Roman" fo:font-size="12pt" officeooo:rsid="004a824b" officeooo:paragraph-rsid="004a824b" style:font-size-asian="12pt" style:font-size-complex="12pt"/>
    </style:style>
    <style:style style:name="P11" style:family="paragraph" style:parent-style-name="Text_20_body">
      <style:paragraph-properties fo:margin-top="0cm" fo:margin-bottom="0cm" style:contextual-spacing="false"/>
      <style:text-properties style:font-name="Times New Roman" fo:font-size="12pt" officeooo:rsid="004d479f" officeooo:paragraph-rsid="004f07d0" style:font-size-asian="12pt" style:font-size-complex="12pt"/>
    </style:style>
    <style:style style:name="P12" style:family="paragraph" style:parent-style-name="Text_20_body">
      <style:paragraph-properties fo:margin-top="0cm" fo:margin-bottom="0cm" style:contextual-spacing="false"/>
      <style:text-properties style:font-name="Times New Roman" fo:font-size="12pt" officeooo:rsid="004ed6e6" officeooo:paragraph-rsid="004ed6e6" style:font-size-asian="12pt" style:font-size-complex="12pt"/>
    </style:style>
    <style:style style:name="P13" style:family="paragraph" style:parent-style-name="Text_20_body">
      <style:paragraph-properties fo:margin-top="0cm" fo:margin-bottom="0cm" style:contextual-spacing="false"/>
      <style:text-properties style:font-name="Times New Roman" fo:font-size="12pt" officeooo:rsid="004ed6e6" officeooo:paragraph-rsid="004f07d0" style:font-size-asian="12pt" style:font-size-complex="12pt"/>
    </style:style>
    <style:style style:name="P14" style:family="paragraph" style:parent-style-name="Text_20_body">
      <style:paragraph-properties fo:margin-top="0cm" fo:margin-bottom="0cm" style:contextual-spacing="false"/>
      <style:text-properties style:font-name="Times New Roman" fo:font-size="12pt" officeooo:rsid="004f07d0" officeooo:paragraph-rsid="004f07d0" style:font-size-asian="12pt" style:font-size-complex="12pt"/>
    </style:style>
    <style:style style:name="P15" style:family="paragraph" style:parent-style-name="Text_20_body">
      <style:paragraph-properties fo:margin-top="0cm" fo:margin-bottom="0cm" style:contextual-spacing="false"/>
      <style:text-properties style:font-name="Times New Roman" fo:font-size="12pt" style:text-underline-style="solid" style:text-underline-width="auto" style:text-underline-color="font-color" officeooo:rsid="004f07d0" officeooo:paragraph-rsid="004f07d0" style:font-size-asian="12pt" style:font-size-complex="12pt"/>
    </style:style>
    <style:style style:name="P16" style:family="paragraph" style:parent-style-name="Text_20_body">
      <style:paragraph-properties fo:margin-top="0cm" fo:margin-bottom="0cm" style:contextual-spacing="false"/>
      <style:text-properties style:font-name="Monospace" fo:font-size="10pt" officeooo:rsid="0044cc9b" officeooo:paragraph-rsid="00436520" style:font-size-asian="10pt" style:font-size-complex="12pt"/>
    </style:style>
    <style:style style:name="P17" style:family="paragraph" style:parent-style-name="Standard">
      <style:paragraph-properties fo:margin-top="0cm" fo:margin-bottom="0cm" style:contextual-spacing="false"/>
      <style:text-properties style:font-name="Monospace" fo:font-size="10pt" officeooo:rsid="003a76d4" officeooo:paragraph-rsid="003992f7" style:font-size-asian="10pt" style:font-size-complex="12pt"/>
    </style:style>
    <style:style style:name="P18" style:family="paragraph" style:parent-style-name="Standard">
      <style:paragraph-properties fo:margin-top="0cm" fo:margin-bottom="0cm" style:contextual-spacing="false"/>
      <style:text-properties style:font-name="Monospace" fo:font-size="10pt" officeooo:rsid="003a76d4" officeooo:paragraph-rsid="004f07d0" style:font-size-asian="10pt" style:font-size-complex="12pt"/>
    </style:style>
    <style:style style:name="T1" style:family="text">
      <style:text-properties officeooo:rsid="003c6882"/>
    </style:style>
    <style:style style:name="T2" style:family="text">
      <style:text-properties officeooo:rsid="004721d5"/>
    </style:style>
    <style:style style:name="T3" style:family="text">
      <style:text-properties officeooo:rsid="00498450"/>
    </style:style>
    <style:style style:name="T4" style:family="text">
      <style:text-properties officeooo:rsid="004c16c2"/>
    </style:style>
    <style:style style:name="T5" style:family="text">
      <style:text-properties officeooo:rsid="004f07d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mpte rendu d’activités de Michael Ory</text:p>
      <text:p text:style-name="P2">du 01/0<text:span text:style-name="T1">9</text:span>/2014 au 3<text:span text:style-name="T1">0</text:span>/0<text:span text:style-name="T1">9</text:span>/2014</text:p>
      <text:p text:style-name="P3"/>
      <text:p text:style-name="P3"/>
      <text:p text:style-name="P6"/>
      <text:p text:style-name="P15">Spécialisation d'un Generic</text:p>
      <text:p text:style-name="P7"><text:span text:style-name="T3">Conception et implémentation de la</text:span> spécialis<text:span text:style-name="T3">isation</text:span> <text:span text:style-name="T3">d</text:span>es <text:span text:style-name="T2">instances d'un noeud</text:span> <text:span text:style-name="T2">grâce à l'annotation @InstanceClass. Cette spécialisation n'est possible que sur des nœuds étendant la classe Generic. La possibilité de créer des Generic par annotation permet aux développeurs de créer une structure de données fixe. Cette fonctionalité interdit de supprimer des Generic créé par annotation.</text:span></text:p>
      <text:p text:style-name="P8"/>
      <text:p text:style-name="P10">Implémentation de la méthode find <text:span text:style-name="T4">afin de retourner un Generic spécialisé.</text:span></text:p>
      <text:p text:style-name="P9"/>
      <text:p text:style-name="P15">Les Contraintes</text:p>
      <text:p text:style-name="P12">Conception et implémentation du moteur d'execution des contraintes.</text:p>
      <text:p text:style-name="P12">Implémentation et test des premières contraintes.</text:p>
      <text:p text:style-name="P12"/>
      <text:p text:style-name="P15">Autre</text:p>
      <text:p text:style-name="P11">Refactorisation du equals afin de prendre en compte les supers.</text:p>
      <text:p text:style-name="P11"/>
      <text:p text:style-name="P14">Refactorisation du nommage des interfaces. Introduction de l'interface Signature, qui identifie un Generic.</text:p>
      <text:p text:style-name="P14">Refactorisation de la visibilité des méthodes.</text:p>
      <text:p text:style-name="P14"/>
      <text:p text:style-name="P13">Mise en place des tests unitaire dans gs-concurrency affin de valider la couche gérant la concurrence.</text:p>
      <text:p text:style-name="P14">Ajout des tests de getInstances.</text:p>
      <text:p text:style-name="P17"/>
      <text:p text:style-name="P16"/>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Monospace" svg:font-family="Monospace" style:font-family-generic="roman"/>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fr" fo:country="FR"/>
    </style:style>
    <style:page-layout style:name="Mpm1">
      <style:page-layout-properties fo:page-width="21.59cm" fo:page-height="27.94cm" style:num-format="1" style:print-orientation="portrait" fo:margin-top="1.286cm" fo:margin-bottom="0.718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0.12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5T18:21:58</meta:creation-date>
    <dc:date>2014-11-04T17:24:08.507614195</dc:date>
    <meta:editing-duration>P5DT21H41M55S</meta:editing-duration>
    <meta:editing-cycles>62</meta:editing-cycles>
    <meta:generator>LibreOffice/4.2.6.3$Linux_X86_64 LibreOffice_project/420m0$Build-3</meta:generator>
    <meta:print-date>2014-09-01T12:23:56.943113723</meta:print-date>
    <meta:document-statistic meta:table-count="0" meta:image-count="0" meta:object-count="0" meta:page-count="1" meta:paragraph-count="14" meta:word-count="145" meta:character-count="1038" meta:non-whitespace-character-count="907"/>
  </office:meta>
</office:document-meta>
</file>